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7DB000005113698FAA1.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4.693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esearch data: the “first mile”<text:line-break/>A missing link?</text:p>
          </draw:text-box>
        </draw:frame>
        <draw:frame draw:style-name="gr1" draw:text-style-name="P1" draw:layer="layout" svg:width="25.538cm" svg:height="16.47cm" svg:x="1.105cm" svg:y="4.592cm">
          <draw:image xlink:href="Pictures/10000201000007DB000005113698FAA1.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20.2cm" svg:height="15.541cm" svg:x="0.4cm" svg:y="14.007cm" presentation:class="notes" presentation:user-transformed="true">
            <draw:text-box>
              <text:p text:style-name="P2"><text:span text:style-name="T1">Collaborative use of data by small research groups</text:span></text:p>
              <text:p text:style-name="P2"><text:span text:style-name="T1"/></text:p>
              <text:p text:style-name="P2"><text:span text:style-name="T1">Background: several years working on projects related to research data management, some of which has been spent working with small research groups without technological skills or capacity to undertake software development or complex system configuration. Data may be diverse and labour intensive to collect and analyze. E.g., my first project in this area was working with a small team to collect and organize microarray, PCR, statistical, literature and other data around in-situ hybridization images of gene expression in fruit fly testes.</text:span></text:p>
              <text:p text:style-name="P2"><text:span text:style-name="T1"/></text:p>
              <text:p text:style-name="P2"><text:span text:style-name="T1">There are many generic systems for data publication and more specialized tools for sharing in larger projects or specialized domains. <text:s/>A lot of attention is focused on “big data”.</text:span></text:p>
              <text:p text:style-name="P2"><text:span text:style-name="T1"/></text:p>
              <text:p text:style-name="P2"><text:span text:style-name="T1">But for small research groups, it seems there is a missing link in the toolchain that conveys data from the lab bench and desktop computers to community and public repositories. Often, for them, the best solution is a spreadsheet, but these are weak for sharing and combining diverse data.</text:span></text:p>
              <text:p text:style-name="P2"><text:span text:style-name="T1"/></text:p>
              <text:p text:style-name="P2"><text:span text:style-name="T1">I am working on a “human scale” system that aims to provide data collection and organization features with the following goals:</text:span></text:p>
              <text:p text:style-name="P2"><text:span text:style-name="T2">Easy</text:span><text:span text:style-name="T1">: can be used for data management “out of the box”, without prior configuration</text:span></text:p>
              <text:p text:style-name="P2"><text:span text:style-name="T2">Flexible</text:span><text:span text:style-name="T1">: the shape of collected data can be evolved and adapted as patterns are observed. <text:s/>No force-fitting data to pre-defined schema</text:span></text:p>
              <text:p text:style-name="P2"><text:span text:style-name="T2">Shareable</text:span><text:span text:style-name="T1">: data are easily shared with collaborators through the use of simple, standard, text-based file formats and web protocols</text:span></text:p>
              <text:p text:style-name="P2"><text:span text:style-name="T2">Remixable</text:span><text:span text:style-name="T1">: local data can be combined with public data, though inward and outward linking, and common linked-data vocabularies can be applied (even after the event) to create meaningful composi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24T14:43:47</meta:creation-date>
    <dc:date>2014-03-24T15:21:07</dc:date>
    <meta:editing-duration>PT5M26S</meta:editing-duration>
    <meta:editing-cycles>1</meta:editing-cycles>
    <meta:document-statistic meta:object-count="25"/>
    <meta:generator>LibreOffice/4.0.3.3$MacOSX_x86 LibreOffice_project/0eaa50a932c8f2199a615e1eb30f7ac74279539</meta:generator>
  </office:meta>
</office:document-meta>
</file>